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3.65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12.741cm" fo:break-before="auto" style:use-optimal-row-height="true"/>
    </style:style>
    <style:style style:name="ro9" style:family="table-row">
      <style:table-row-properties style:row-height="8.003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3" table:number-columns-repeated="251" table:default-cell-style-name="ce7"/>
        <table:table-column table:style-name="co3" table:number-columns-repeated="767" table:default-cell-style-name="ce2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number-columns-repeated="1018"/>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number-columns-repeated="1018"/>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number-columns-repeated="1018"/>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number-columns-repeated="1018"/>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number-columns-repeated="1018"/>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number-columns-repeated="1018"/>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number-columns-repeated="1018"/>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number-columns-repeated="1018"/>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number-columns-repeated="1018"/>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number-columns-repeated="1018"/>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number-columns-repeated="1018"/>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number-columns-repeated="1018"/>
        </table:table-row>
        <table:table-row table:style-name="ro3">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number-columns-repeated="1018"/>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number-columns-repeated="1018"/>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number-columns-repeated="1018"/>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number-columns-repeated="1018"/>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number-columns-repeated="1018"/>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number-columns-repeated="1018"/>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number-columns-repeated="1018"/>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number-columns-repeated="1018"/>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number-columns-repeated="1018"/>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number-columns-repeated="1018"/>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number-columns-repeated="1018"/>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number-columns-repeated="1018"/>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number-columns-repeated="1018"/>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number-columns-repeated="1018"/>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number-columns-repeated="1018"/>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number-columns-repeated="1018"/>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number-columns-repeated="1018"/>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number-columns-repeated="1018"/>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number-columns-repeated="1018"/>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number-columns-repeated="1018"/>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number-columns-repeated="1018"/>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number-columns-repeated="1018"/>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number-columns-repeated="1018"/>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number-columns-repeated="1018"/>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number-columns-repeated="1018"/>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number-columns-repeated="1018"/>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number-columns-repeated="1018"/>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number-columns-repeated="1018"/>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number-columns-repeated="1018"/>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number-columns-repeated="1018"/>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number-columns-repeated="1018"/>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number-columns-repeated="1018"/>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number-columns-repeated="1018"/>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number-columns-repeated="1018"/>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text:span><text:span text:style-name="T1">ayuda;</text:span></text:p>
            <text:p><text:span text:style-name="T1">- Lightfeather equipo/comunidad por su ayuda </text:span><text:span text:style-name="T1">mientras este juego usaba el motor Lightfeather;</text:span></text:p>
            <text:p><text:span text:style-name="T1">- OpenAL-Soft/ALURE desarrollador de KittyCat por </text:span><text:span text:style-name="T1">su ayuda.</text:span></text:p>
            <text:p><text:span text:style-name="T1">Especiales agradecimientos a CrazyEddie por el </text:span><text:span text:style-name="T1">buen sistema de GUI y el genial soporte.</text:span></text:p>
          </table:table-cell>
          <table:table-cell table:number-columns-repeated="1018"/>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number-columns-repeated="1018"/>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number-columns-repeated="1018"/>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number-columns-repeated="1018"/>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number-columns-repeated="1018"/>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number-columns-repeated="1018"/>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number-columns-repeated="1018"/>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number-columns-repeated="1018"/>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number-columns-repeated="1018"/>
        </table:table-row>
        <table:table-row table:style-name="ro10">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text:span><text:span text:style-name="T2">Mahjong. Möchten Sie bei unserer Umfrage </text:span><text:span text:style-name="T2">teilnehmen, damit wir dieses Spiel noch besser </text:span><text:span text:style-name="T2">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text:span><text:span text:style-name="T3">Mahjong. Voudriez-vous participer à une enquête </text:span><text:span text:style-name="T3">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number-columns-repeated="1018"/>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number-columns-repeated="1018"/>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number-columns-repeated="1018"/>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number-columns-repeated="1018"/>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number-columns-repeated="1018"/>
        </table:table-row>
        <table:table-row table:style-name="ro5">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number-columns-repeated="1018"/>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Default" table:number-columns-repeated="1018"/>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number-columns-repeated="1018"/>
        </table:table-row>
        <table:table-row table:style-name="ro5">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number-columns-repeated="1018"/>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number-columns-repeated="1018"/>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number-columns-repeated="1018"/>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number-columns-repeated="1018"/>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number-columns-repeated="1018"/>
        </table:table-row>
        <table:table-row table:style-name="ro10">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text:span><text:span text:style-name="T2">unterstützen. Es hilft uns, unsere Webseite aufrecht </text:span><text:span text:style-name="T2">zu erhalten und ermutigt uns, unsere Arbeit </text:span><text:span text:style-name="T2">weiterzuführen</text:span></text:p>
            <text:p><text:span text:style-name="T2">[window='Info/LinkDonate']</text:span></text:p>
          </table:table-cell>
          <table:table-cell table:style-name="ce19" office:value-type="string">
            <text:p><text:span text:style-name="T3">Si vous aimez notre travail, vous pouvez nous </text:span><text:span text:style-name="T3">soutenir. Cela nous aidera à maintenir notre site et </text:span><text:span text:style-name="T3">domaine, et aussi nous encouragera à travailler </text:span><text:span text:style-name="T3">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number-columns-repeated="1018"/>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Default" table:number-columns-repeated="1018"/>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text:span><text:span text:style-name="T2">diverse Mithelfer im Team des Opensource Game </text:span><text:span text:style-name="T2">Studios. Wir benötigen dringend weitere Helfer.</text:span></text:p>
            <text:p><text:span text:style-name="T2">Wenn Sie uns helfen wollen, schneller zu arbeiten </text:span><text:span text:style-name="T2">oder bessere Spiele (und Tools) zu erstellen, treten </text:span><text:span text:style-name="T2">Sie unserem bescheidenem Team bei. Selbst wenn </text:span><text:span text:style-name="T2">Sie nicht genug Zeit haben, um als aktives Mitglied </text:span><text:span text:style-name="T2">(und glauben Sie uns, dieses Projekt nimmt eine </text:span><text:span text:style-name="T2">Menge unserer wenigen freien Zeit ein) mitzuwirken, </text:span><text:span text:style-name="T2">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text:span><text:span text:style-name="T3">quelques contributeurs dans l'équipe de </text:span><text:span text:style-name="T3">Opensource Game Studio. Nous avons </text:span><text:span text:style-name="T3">désespérément besoin de plus de personnes.</text:span></text:p>
            <text:p><text:span text:style-name="T3">Si vous voulez nous aider à travailler plus vite ou </text:span><text:span text:style-name="T3">créer de meilleurs jeux (et outils), merci d'envisager </text:span><text:span text:style-name="T3">de rejoindre notre humble équipe. Même si vous </text:span><text:span text:style-name="T3">n'avez pas assez de temps pour être un membre </text:span><text:span text:style-name="T3">actif (et je peux vous assurer que ce projet prends </text:span><text:span text:style-name="T3">beaucoup de notre temps libre), vous pouvez quand </text:span><text:span text:style-name="T3">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Default" table:number-columns-repeated="1018"/>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number-columns-repeated="1018"/>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number-columns-repeated="1018"/>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number-columns-repeated="1018"/>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number-columns-repeated="1018"/>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number-columns-repeated="1018"/>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number-columns-repeated="1018"/>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number-columns-repeated="1018"/>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number-columns-repeated="1018"/>
        </table:table-row>
        <table:table-row table:style-name="ro3">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number-columns-repeated="1018"/>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number-columns-repeated="1018"/>
        </table:table-row>
        <table:table-row table:style-name="ro12">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number-columns-repeated="1018"/>
        </table:table-row>
        <table:table-row table:style-name="ro1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number-columns-repeated="1018"/>
        </table:table-row>
        <table:table-row table:style-name="ro3">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number-columns-repeated="1018"/>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number-columns-repeated="1018"/>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number-columns-repeated="1018"/>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number-columns-repeated="1018"/>
        </table:table-row>
        <table:table-row table:style-name="ro12">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number-columns-repeated="1018"/>
        </table:table-row>
        <table:table-row table:style-name="ro1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number-columns-repeated="1018"/>
        </table:table-row>
        <table:table-row table:style-name="ro3">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number-columns-repeated="1018"/>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number-columns-repeated="1018"/>
        </table:table-row>
        <table:table-row table:style-name="ro3">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number-columns-repeated="1018"/>
        </table:table-row>
        <table:table-row table:style-name="ro12">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number-columns-repeated="1018"/>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number-columns-repeated="1018"/>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number-columns-repeated="1018"/>
        </table:table-row>
        <table:table-row table:style-name="ro13">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number-columns-repeated="1018"/>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number-columns-repeated="1018"/>
        </table:table-row>
        <table:table-row table:style-name="ro3">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number-columns-repeated="1018"/>
        </table:table-row>
        <table:table-row table:style-name="ro3">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number-columns-repeated="1018"/>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number-columns-repeated="1018"/>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number-columns-repeated="1018"/>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number-columns-repeated="1018"/>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number-columns-repeated="1018"/>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number-columns-repeated="1018"/>
        </table:table-row>
        <table:table-row table:style-name="ro3">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number-columns-repeated="1018"/>
        </table:table-row>
        <table:table-row table:style-name="ro3">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number-columns-repeated="1018"/>
        </table:table-row>
        <table:table-row table:style-name="ro5">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number-columns-repeated="1018"/>
        </table:table-row>
        <table:table-row table:style-name="ro3">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number-columns-repeated="1018"/>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number-columns-repeated="1018"/>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number-columns-repeated="1018"/>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number-columns-repeated="1018"/>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number-columns-repeated="1018"/>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number-columns-repeated="1018"/>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number-columns-repeated="1018"/>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number-columns-repeated="1018"/>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number-columns-repeated="1018"/>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number-columns-repeated="1018"/>
        </table:table-row>
        <table:table-row table:style-name="ro3">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number-columns-repeated="1018"/>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number-columns-repeated="1018"/>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number-columns-repeated="1018"/>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number-columns-repeated="1018"/>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number-columns-repeated="1018"/>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number-columns-repeated="1018"/>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number-columns-repeated="1018"/>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number-columns-repeated="1018"/>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number-columns-repeated="1018"/>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number-columns-repeated="1018"/>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number-columns-repeated="1018"/>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number-columns-repeated="1018"/>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number-columns-repeated="1018"/>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number-columns-repeated="1018"/>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number-columns-repeated="1018"/>
        </table:table-row>
        <table:table-row table:style-name="ro2">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table:table-cell table:style-name="ce18" office:value-type="string">
            <text:p>Vérifier les mises à jour</text:p>
          </table:table-cell>
          <table:table-cell table:style-name="ce8" office:value-type="string">
            <text:p>Comprobando actualizaciones</text:p>
          </table:table-cell>
          <table:table-cell table:number-columns-repeated="1018"/>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number-columns-repeated="1018"/>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number-columns-repeated="1018"/>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number-columns-repeated="1018"/>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number-columns-repeated="1018"/>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number-columns-repeated="1018"/>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number-columns-repeated="1018"/>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number-columns-repeated="1018"/>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number-columns-repeated="1018"/>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number-columns-repeated="1018"/>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number-columns-repeated="1018"/>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number-columns-repeated="1018"/>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number-columns-repeated="1018"/>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number-columns-repeated="1018"/>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number-columns-repeated="1018"/>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number-columns-repeated="1018"/>
        </table:table-row>
        <table:table-row table:style-name="ro14">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text:span><text:span text:style-name="T2">Gameplay komfortabler zu machen. Wenn Sie die </text:span><text:span text:style-name="T2">Maus bewegen, dreht sich das Spielfeld leicht. </text:span><text:span text:style-name="T2">Standardmässig ist diese Kamera aktiviert.</text:span></text:p>
            <text:p><text:span text:style-name="T2"><text:s/></text:span></text:p>
            <text:p><text:span text:style-name="T2">Möchten Sie dies Einstellung behalten oder </text:span><text:span text:style-name="T2">deaktivieren? (Sie können dies auch später in den </text:span><text:span text:style-name="T2">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text:span><text:span text:style-name="T3">est conçue pour rendre le jeu plus confortable en </text:span><text:span text:style-name="T3">faisant tourner légèrement la table quand vous </text:span><text:span text:style-name="T3">bougez la souris. Elle est activée par défaut.</text:span></text:p>
            <text:p><text:span text:style-name="T3"><text:s/></text:span></text:p>
            <text:p><text:span text:style-name="T3">Voulez-vous la laisser activée ou la désactiver ? </text:span><text:span text:style-name="T3">(Vous pouvez l'activer/la désactiver plus tard dans </text:span><text:span text:style-name="T3">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number-columns-repeated="1018"/>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number-columns-repeated="1018"/>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number-columns-repeated="1018"/>
        </table:table-row>
        <table:table-row table:style-name="ro11">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number-columns-repeated="1018"/>
        </table:table-row>
        <table:table-row table:style-name="ro10">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number-columns-repeated="1018"/>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text:span><text:span text:style-name="T2">ist derzeit unvollständig und kann instabil sein. </text:span><text:span text:style-name="T2">Möchten Sie an unserer Umfrage teilnehmen, um </text:span><text:span text:style-name="T2">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text:span><text:span text:style-name="T3">est incomplète et peut être instable. Voudriez-vous </text:span><text:span text:style-name="T3">participer à une enquête pour nous aider à rendre le </text:span><text:span text:style-name="T3">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number-columns-repeated="1018"/>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number-columns-repeated="1018"/>
        </table:table-row>
        <table:table-row table:style-name="ro10">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text:span><text:span text:style-name="T2">der Statistik, ob Sie es an die Spitze geschafft </text:span><text:span text:style-name="T2">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number-columns-repeated="1018"/>
        </table:table-row>
        <table:table-row table:style-name="ro2">
          <table:table-cell table:style-name="ce6" office:value-type="string">
            <text:p>URL_DONATE</text:p>
          </table:table-cell>
          <table:table-cell table:number-columns-repeated="5" table:style-name="ce14" office:value-type="string">
            <text:p>http://opengamestudio.org/donate</text:p>
          </table:table-cell>
          <table:table-cell table:number-columns-repeated="1018"/>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3" table:style-name="ce14" office:value-type="string">
            <text:p>http://opengamestudio.org/lang/en/join-us </text:p>
          </table:table-cell>
          <table:table-cell table:number-columns-repeated="1018"/>
        </table:table-row>
        <table:table-row table:style-name="ro3">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number-columns-repeated="1018"/>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number-columns-repeated="1018"/>
        </table:table-row>
        <table:table-row table:style-name="ro15" table:number-rows-repeated="1048405">
          <table:table-cell table:number-columns-repeated="1024"/>
        </table:table-row>
        <table:table-row table:style-name="ro15">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 </number:text>
    </number:number-style>
    <number:number-style style:name="N147P1" style:volatile="true">
      <number:text>-</number:text>
      <number:number number:decimal-places="2" number:min-integer-digits="1" number:grouping="true"/>
      <number:text> € </number:text>
    </number:number-style>
    <number:number-style style:name="N147P2" style:volatile="true">
      <number:text> -</number:text>
      <number:number number: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currency-style style:name="N149P0" style:volatile="true">
      <number:number number:decimal-places="2" number:min-integer-digits="1" number:grouping="true"/>
      <number:text> </number:text>
      <number:currency-symbol number:language="es" number:country="ES">€</number:currency-symbol>
    </number:currency-style>
    <number:currency-style style:name="N14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9">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29T20:59:52</dc:date>
    <meta:editing-cycles>146</meta:editing-cycles>
    <meta:editing-duration>PT4H19M14S</meta:editing-duration>
    <meta:generator>LibreOffice/3.5$Linux_X86_64 LibreOffice_project/350m1$Build-2</meta:generator>
    <meta:document-statistic meta:table-count="3" meta:cell-count="1014" meta:object-count="0"/>
  </office:meta>
</office:document-meta>
</file>